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3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>
      <style:paragraph-properties fo:margin-top="0cm" fo:margin-bottom="0.499cm" loext:contextual-spacing="false"/>
      <style:text-properties officeooo:rsid="0003703d" officeooo:paragraph-rsid="00044f7c"/>
    </style:style>
    <style:style style:name="P4" style:family="paragraph" style:parent-style-name="Preformatted_20_Text">
      <style:paragraph-properties fo:margin-top="0cm" fo:margin-bottom="0.499cm" loext:contextual-spacing="false"/>
      <style:text-properties officeooo:rsid="00044f7c" officeooo:paragraph-rsid="00044f7c"/>
    </style:style>
    <style:style style:name="P5" style:family="paragraph" style:parent-style-name="Preformatted_20_Text">
      <style:paragraph-properties fo:margin-top="0cm" fo:margin-bottom="0.499cm" loext:contextual-spacing="false"/>
      <style:text-properties officeooo:rsid="0007e518" officeooo:paragraph-rsid="0007e518"/>
    </style:style>
    <style:style style:name="P6" style:family="paragraph" style:parent-style-name="Preformatted_20_Text">
      <style:paragraph-properties fo:margin-top="0cm" fo:margin-bottom="0.499cm" loext:contextual-spacing="false"/>
      <style:text-properties officeooo:rsid="000a1248" officeooo:paragraph-rsid="000a1248"/>
    </style:style>
    <style:style style:name="P7" style:family="paragraph" style:parent-style-name="Preformatted_20_Text">
      <style:paragraph-properties fo:margin-top="0cm" fo:margin-bottom="0.499cm" loext:contextual-spacing="false"/>
      <style:text-properties fo:font-weight="bold" officeooo:rsid="0003703d" officeooo:paragraph-rsid="0003703d" style:font-weight-asian="bold" style:font-weight-complex="bold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rsid="000e8e80" officeooo:paragraph-rsid="000e8e80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1208d4" officeooo:paragraph-rsid="001208d4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1302ab" officeooo:paragraph-rsid="001302ab"/>
    </style:style>
    <style:style style:name="P11" style:family="paragraph" style:parent-style-name="Preformatted_20_Text">
      <style:paragraph-properties fo:margin-top="0cm" fo:margin-bottom="0.499cm" loext:contextual-spacing="false"/>
      <style:text-properties officeooo:rsid="0013e5af" officeooo:paragraph-rsid="0013e5af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rsid="001b7c43" officeooo:paragraph-rsid="001b7c43"/>
    </style:style>
    <style:style style:name="P13" style:family="paragraph" style:parent-style-name="Preformatted_20_Text">
      <style:text-properties officeooo:rsid="0001d923" officeooo:paragraph-rsid="0001d923"/>
    </style:style>
    <style:style style:name="T1" style:family="text">
      <style:text-properties officeooo:rsid="00105c3f"/>
    </style:style>
    <style:style style:name="T2" style:family="text">
      <style:text-properties officeooo:rsid="001825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https://github.com/pawan4dev/gitstudy.git</text:p>
      <text:p text:style-name="Preformatted_20_Text"/>
      <text:p text:style-name="Preformatted_20_Text"/>
      <text:p text:style-name="Preformatted_20_Text"/>
      <text:h text:style-name="Heading_20_3" text:outline-level="3">…or create a new repository on the command line</text:h>
      <text:p text:style-name="Preformatted_20_Text"><text:bookmark text:name="empty-setup-new-repo-echo"/>echo "# gitstudy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pawan4dev/gitstudy.git</text:p>
      <text:p text:style-name="P2">git push -u origin master</text:p>
      <text:p text:style-name="P2"/>
      <text:p text:style-name="P2"/>
      <text:p text:style-name="P2"/>
      <text:h text:style-name="P1" text:outline-level="3">…or push an existing repository from the command line</text:h>
      <text:p text:style-name="Preformatted_20_Text"><text:bookmark text:name="empty-setup-push-repo-echo"/>git remote add origin https://github.com/pawan4dev/gitstudy.git</text:p>
      <text:p text:style-name="P2">git push -u origin master</text:p>
      <text:p text:style-name="P2"/>
      <text:p text:style-name="P2"/>
      <text:p text:style-name="P7">stepts</text:p>
      <text:p text:style-name="P3">git config --global user.name "username"</text:p>
      <text:p text:style-name="P4">git config --global user.email "email-id"</text:p>
      <text:p text:style-name="P5">go to github create new repository , name it , take all commands <text:span text:style-name="T1">in one place.</text:span></text:p>
      <text:p text:style-name="P6">Create new directory in our home location </text:p>
      <text:p text:style-name="P8">go to that directory</text:p>
      <text:p text:style-name="P9">execute all commands that we have collected in one place.</text:p>
      <text:p text:style-name="P10">For anyother file to add ---- git add filename</text:p>
      <text:p text:style-name="P11">git commit filename -<text:span text:style-name="T2">m “add comment”</text:span></text:p>
      <text:p text:style-name="P11"/>
      <text:p text:style-name="P11"/>
      <text:p text:style-name="P11"/>
      <text:p text:style-name="P11"/>
      <text:p text:style-name="P11"/>
      <text:p text:style-name="P12">raw </text:p>
      <text:p text:style-name="P12"><text:soft-page-break/>cp -r linux_casestudy/ /home/user/gitstudy/</text:p>
      <text:p text:style-name="P12"><text:s/>1198 <text:s/>cd /home/user/gitstudy/</text:p>
      <text:p text:style-name="P12"><text:s/>1199 <text:s/>ls</text:p>
      <text:p text:style-name="P12"><text:s text:c="2"/>git add linux_casestudy/</text:p>
      <text:p text:style-name="P12"><text:s text:c="2"/>git commit -m "devOps docs"</text:p>
      <text:p text:style-name="P12"><text:s text:c="2"/>git branch</text:p>
      <text:p text:style-name="P12"><text:s/>git push</text:p>
      <text:p text:style-name="P12"/>
      <text:p text:style-name="P8"/>
      <text:p text:style-name="P5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2T17:35:34.869757840</meta:creation-date>
    <dc:date>2019-05-22T18:18:50.181710099</dc:date>
    <meta:editing-duration>PT43M9S</meta:editing-duration>
    <meta:editing-cycles>13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141" meta:character-count="928" meta:non-whitespace-character-count="804"/>
  </office:meta>
</office:document-meta>
</file>